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9ce" officeooo:paragraph-rsid="001079ce"/>
    </style:style>
    <style:style style:name="P2" style:family="paragraph" style:parent-style-name="Standard">
      <style:text-properties officeooo:rsid="001079ce" officeooo:paragraph-rsid="0010f4c8"/>
    </style:style>
    <style:style style:name="P3" style:family="paragraph" style:parent-style-name="Standard">
      <style:text-properties officeooo:rsid="0010f4c8" officeooo:paragraph-rsid="0010f4c8"/>
    </style:style>
    <style:style style:name="P4" style:family="paragraph" style:parent-style-name="Standard">
      <style:text-properties officeooo:rsid="00129568" officeooo:paragraph-rsid="00129568"/>
    </style:style>
    <style:style style:name="P5" style:family="paragraph" style:parent-style-name="Standard">
      <style:text-properties officeooo:rsid="0013a9f4" officeooo:paragraph-rsid="0013a9f4"/>
    </style:style>
    <style:style style:name="P6" style:family="paragraph" style:parent-style-name="Standard">
      <style:text-properties officeooo:rsid="00158911" officeooo:paragraph-rsid="00158911"/>
    </style:style>
    <style:style style:name="P7" style:family="paragraph" style:parent-style-name="Standard">
      <style:text-properties officeooo:rsid="00158911" officeooo:paragraph-rsid="0016a759"/>
    </style:style>
    <style:style style:name="T1" style:family="text">
      <style:text-properties officeooo:rsid="0010f4c8"/>
    </style:style>
    <style:style style:name="T2" style:family="text">
      <style:text-properties officeooo:rsid="00129568"/>
    </style:style>
    <style:style style:name="T3" style:family="text">
      <style:text-properties officeooo:rsid="0013a9f4"/>
    </style:style>
    <style:style style:name="T4" style:family="text">
      <style:text-properties officeooo:rsid="00158911"/>
    </style:style>
    <style:style style:name="T5" style:family="text">
      <style:text-properties officeooo:rsid="0016a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. nóv</text:p>
      <text:p text:style-name="P1">Hætt við upprunalegu hugmynd vegna tæknilegra vanda mála.</text:p>
      <text:p text:style-name="P1">Lítið sem ekkert var unnið. Bæði vegna veikinda og vegna þess ekki var komið leyfi fyrir nýu hugmyndinni okkar.</text:p>
      <text:p text:style-name="P1"/>
      <text:p text:style-name="P1">18. frétti að leyfi var búið að gefa fyrir nýu hugmyndinni. Lítið sem ég get gert vegna veikinda.</text:p>
      <text:p text:style-name="P1"/>
      <text:p text:style-name="P1"><text:span text:style-name="T1">24</text:span>. ég er búinn að gleyma að skrifa í verkefna dagbokina í þessari viku en vikan er aðalega búinn að fara í að reyna að finna bet<text:span text:style-name="T5">stu</text:span> lausnina á verkefninu og hvernig væri best að skifta henni niður.</text:p>
      <text:p text:style-name="P1"/>
      <text:p text:style-name="P2">Komumst að þeirri niðurstöðu að Árni ætlar að sjá um mesta hlutan af c# forrituninni í verkefninu með léttri hjálp á Eyþór, svo ætlum ég og Eyþór að skip<text:span text:style-name="T5">t</text:span>a milli okkar vefforritunar kaflanum.</text:p>
      <text:p text:style-name="P2"/>
      <text:p text:style-name="P2"><text:span text:style-name="T1">Árni og Eyþór eru búinir að vera einbeita sér mikið af c# hlutanum og ég er búinn að vera dunda mér eithvað við að reyna að læra betur á shocket concction í php. Skal við kenna að mér hefur gengið betur og þetta er ekki beint að virka.</text:span></text:p>
      <text:p text:style-name="P1"/>
      <text:p text:style-name="P3">26. <text:span text:style-name="T2">smá panic á stand færðist yfir í þessari viku, shocet conctionið virkar ekki þannig núna erum við komnir aftur á byrjunar skref.</text:span></text:p>
      <text:p text:style-name="P1"/>
      <text:p text:style-name="P4">28. brake thrugh átti sér stað eftir miklar pælingar. Eyþór og Árni áttu hugmyndina af því að <text:span text:style-name="T3">gera þetta að meirihluta SQL based, Key loggerinn tekur inn allt og setur það inn í table sem vefsíðan les svo úr og birtir</text:span></text:p>
      <text:p text:style-name="P4"/>
      <text:p text:style-name="P5">29. Eyþór hannaði gagnagrunnin <text:span text:style-name="T5">og ég hjálpaði með skipulagningu og smíðin</text:span></text:p>
      <text:p text:style-name="P5"/>
      <text:p text:style-name="P5">28. ég <text:span text:style-name="T4">og Eyþór</text:span> hóf<text:span text:style-name="T4">um</text:span> vinnuna að lesa úr gagnagrunni og búa til stored prociduere og fleira</text:p>
      <text:p text:style-name="P5"/>
      <text:p text:style-name="P6">29. <text:span text:style-name="T5">Endurtekning frá 28.des</text:span></text:p>
      <text:p text:style-name="P6"/>
      <text:p text:style-name="P7"><text:span text:style-name="T5">1</text:span>. Des</text:p>
      <text:p text:style-name="P7"><text:s/>er að leggja loka hönd á vegsíðuna</text:p>
      <text:p text:style-name="P6"/>
      <text:p text:style-name="P6">4. ljúka við alla virkni varðandi síðuna.</text:p>
      <text:p text:style-name="P2"><text:line-break/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36:17.536768970</meta:creation-date>
    <dc:date>2016-12-04T22:05:01.084592571</dc:date>
    <meta:editing-duration>PT2H56M1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278" meta:character-count="1520" meta:non-whitespace-character-count="1254"/>
  </office:meta>
</office:document-meta>
</file>